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officeooo:rsid="000301c2" officeooo:paragraph-rsid="000301c2" style:font-size-asian="18pt" style:font-size-complex="18pt"/>
    </style:style>
    <style:style style:name="P2" style:family="paragraph" style:parent-style-name="Standard" style:list-style-name="L1">
      <style:text-properties fo:font-size="18pt" officeooo:rsid="000301c2" officeooo:paragraph-rsid="000301c2" style:font-size-asian="18pt" style:font-size-complex="18pt"/>
    </style:style>
    <style:style style:name="P3" style:family="paragraph" style:parent-style-name="Standard" style:list-style-name="L2">
      <style:text-properties fo:font-size="18pt" officeooo:rsid="000301c2" officeooo:paragraph-rsid="000301c2" style:font-size-asian="18pt" style:font-size-complex="18pt"/>
    </style:style>
    <style:style style:name="P4" style:family="paragraph" style:parent-style-name="Standard" style:list-style-name="L3">
      <style:text-properties fo:font-size="18pt" officeooo:rsid="000301c2" officeooo:paragraph-rsid="000301c2" style:font-size-asian="18pt" style:font-size-complex="18pt"/>
    </style:style>
    <style:style style:name="P5" style:family="paragraph" style:parent-style-name="Standard" style:list-style-name="L4">
      <style:text-properties fo:font-size="18pt" officeooo:rsid="000301c2" officeooo:paragraph-rsid="000301c2" style:font-size-asian="18pt" style:font-size-complex="18pt"/>
    </style:style>
    <style:style style:name="P6" style:family="paragraph" style:parent-style-name="Standard" style:list-style-name="L5">
      <style:text-properties fo:font-size="18pt" officeooo:rsid="000301c2" officeooo:paragraph-rsid="000301c2" style:font-size-asian="18pt" style:font-size-complex="18pt"/>
    </style:style>
    <style:style style:name="P7" style:family="paragraph" style:parent-style-name="Standard" style:list-style-name="L6">
      <style:text-properties fo:font-size="18pt" officeooo:rsid="000301c2" officeooo:paragraph-rsid="000301c2" style:font-size-asian="18pt" style:font-size-complex="18pt"/>
    </style:style>
    <style:style style:name="P8" style:family="paragraph" style:parent-style-name="Standard" style:list-style-name="L7">
      <style:text-properties fo:font-size="18pt" officeooo:rsid="000301c2" officeooo:paragraph-rsid="000301c2" style:font-size-asian="18pt" style:font-size-complex="18pt"/>
    </style:style>
    <style:style style:name="P9" style:family="paragraph" style:parent-style-name="Standard" style:list-style-name="L7">
      <style:text-properties fo:font-size="18pt" officeooo:rsid="00062f01" officeooo:paragraph-rsid="00062f01" style:font-size-asian="18pt" style:font-size-complex="18pt"/>
    </style:style>
    <style:style style:name="P10" style:family="paragraph" style:parent-style-name="Standard">
      <style:text-properties fo:font-size="18pt" officeooo:rsid="00062f01" officeooo:paragraph-rsid="00062f01" style:font-size-asian="18pt" style:font-size-complex="18pt"/>
    </style:style>
    <style:style style:name="P11" style:family="paragraph" style:parent-style-name="Standard" style:list-style-name="L4">
      <style:text-properties fo:font-size="18pt" officeooo:rsid="00062f01" officeooo:paragraph-rsid="00062f01" style:font-size-asian="18pt" style:font-size-complex="18pt"/>
    </style:style>
    <style:style style:name="P12" style:family="paragraph" style:parent-style-name="Standard" style:list-style-name="L4">
      <style:text-properties fo:font-size="18pt" officeooo:rsid="00062f01" officeooo:paragraph-rsid="000a9b0e" style:font-size-asian="18pt" style:font-size-complex="18pt"/>
    </style:style>
    <style:style style:name="P13" style:family="paragraph" style:parent-style-name="Standard" style:list-style-name="L4">
      <style:text-properties style:text-line-through-style="solid" style:text-line-through-type="single" fo:font-size="18pt" officeooo:rsid="000301c2" officeooo:paragraph-rsid="000301c2" style:font-size-asian="18pt" style:font-size-complex="18pt"/>
    </style:style>
    <style:style style:name="P14" style:family="paragraph" style:parent-style-name="Standard" style:list-style-name="L4">
      <style:text-properties style:text-line-through-style="solid" style:text-line-through-type="single" fo:font-size="18pt" officeooo:rsid="000301c2" officeooo:paragraph-rsid="000744e7" style:font-size-asian="18pt" style:font-size-complex="18pt"/>
    </style:style>
    <style:style style:name="P15" style:family="paragraph" style:parent-style-name="Standard" style:list-style-name="L4">
      <style:text-properties style:text-line-through-style="solid" style:text-line-through-type="single" fo:font-size="18pt" officeooo:rsid="000a9b0e" officeooo:paragraph-rsid="000a9b0e" style:font-size-asian="18pt" style:font-size-complex="18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071c23"/>
    </style:style>
    <style:style style:name="T3" style:family="text">
      <style:text-properties officeooo:rsid="000744e7"/>
    </style:style>
    <style:style style:name="T4" style:family="text">
      <style:text-properties officeooo:rsid="000a9b0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tuta</text:p>
      <text:p text:style-name="P1"/>
      <text:p text:style-name="P1">Capítulo 1: </text:p>
      <text:p text:style-name="P1"/>
      <text:list text:style-name="L1">
        <text:list-item>
          <text:p text:style-name="P2">1. Texto sobre a Forcera : tipo de empresa, origem, ano de fundação, setor de atuação, etc</text:p>
        </text:list-item>
        <text:list-item>
          <text:p text:style-name="P2">2. Fazer uma breve contextualização do problema da fraude e corrupção na contratação pública a nível mundial; a origem de plataformas com a OCP; o objetivo do estágio que consiste na aplicação dos indicadores desenvolvidos por organizações como a OCP num conjunto de dados proveninentes do Portal Base gov</text:p>
        </text:list-item>
        <text:list-item>
          <text:p text:style-name="P2">3. Organização da tese, o que se vai falar em cada capítulo</text:p>
        </text:list-item>
      </text:list>
      <text:p text:style-name="P1"/>
      <text:p text:style-name="P1"/>
      <text:p text:style-name="P1"/>
      <text:p text:style-name="P1">Capítulo 2: </text:p>
      <text:p text:style-name="P1"/>
      <text:list text:style-name="L2">
        <text:list-item>
          <text:p text:style-name="P3">Aprofundar sobre a OCP. </text:p>
        </text:list-item>
        <text:list-item>
          <text:p text:style-name="P3">O que é a OCP</text:p>
        </text:list-item>
        <text:list-item>
          <text:p text:style-name="P3">quando foi fundada</text:p>
        </text:list-item>
        <text:list-item>
          <text:p text:style-name="P3">quais são os principais campos de atuação</text:p>
        </text:list-item>
        <text:list-item>
          <text:p text:style-name="P3">que informação disponibiliza</text:p>
        </text:list-item>
        <text:list-item>
          <text:p text:style-name="P3">falar dos indicadores disponibilizados</text:p>
        </text:list-item>
        <text:list-item>
          <text:p text:style-name="P3">inserir os tópicos principais do documento lido Red Flags for integrity …</text:p>
        </text:list-item>
      </text:list>
      <text:p text:style-name="P1"/>
      <text:p text:style-name="P1">Capítulo 3:</text:p>
      <text:p text:style-name="P1"/>
      <text:list text:style-name="L3">
        <text:list-item>
          <text:p text:style-name="P4">Falar sobre a contratação pública em portugal. </text:p>
        </text:list-item>
        <text:list-item>
          <text:p text:style-name="P4">Fazer a distinção entre contratação aberta e fechada. </text:p>
        </text:list-item>
        <text:list-item>
          <text:p text:style-name="P4">Os tipos de procedimento</text:p>
        </text:list-item>
        <text:list-item>
          <text:p text:style-name="P4">os tipos de contrato</text:p>
        </text:list-item>
        <text:list-item>
          <text:p text:style-name="P4">os montantes máximos permitidos por lei</text:p>
        </text:list-item>
        <text:list-item>
          <text:p text:style-name="P4">os prazos mínimos de candidaturas</text:p>
        </text:list-item>
        <text:list-item>
          <text:p text:style-name="P4"><text:soft-page-break/>a adjudicação por lotes</text:p>
        </text:list-item>
        <text:list-item>
          <text:p text:style-name="P4">falar do processo e de todas as etapas envolvidas ao longo de um contrato ( caderno de encargos e essas coisas )</text:p>
        </text:list-item>
      </text:list>
      <text:p text:style-name="P1"/>
      <text:p text:style-name="P1"/>
      <text:p text:style-name="P1">Capítulo 4:</text:p>
      <text:p text:style-name="P1"/>
      <text:list text:style-name="L4">
        <text:list-item>
          <text:p text:style-name="P5">Falar sobre a plataforma Portal Base. </text:p>
          <text:list>
            <text:list-item>
              <text:p text:style-name="P5">Origem da plataforma</text:p>
            </text:list-item>
            <text:list-item>
              <text:p text:style-name="P5">qual é o objetivo</text:p>
            </text:list-item>
            <text:list-item>
              <text:p text:style-name="P5">quem gere a plataforma</text:p>
            </text:list-item>
            <text:list-item>
              <text:p text:style-name="P5">como é que esta é controlada/supervisionada</text:p>
            </text:list-item>
            <text:list-item>
              <text:p text:style-name="P5">como é que funciona</text:p>
            </text:list-item>
            <text:list-item>
              <text:p text:style-name="P5">informação disponibilizada.</text:p>
            </text:list-item>
            <text:list-item>
              <text:p text:style-name="P5">Inserir alguns screenshots para ter uma ideia</text:p>
            </text:list-item>
          </text:list>
        </text:list-item>
        <text:list-item>
          <text:p text:style-name="P5">Descrever a base de dados. </text:p>
          <text:list>
            <text:list-item>
              <text:p text:style-name="P5">Existe uma tabela com contratos celebrados desde o dia X e é atualizada todos os dias. </text:p>
            </text:list-item>
            <text:list-item>
              <text:p text:style-name="P5">Falar dos dados recolhidos – as diferentes colunas -, do seu tipo, referenciar os que são mais importantes. </text:p>
            </text:list-item>
            <text:list-item>
              <text:p text:style-name="P5">Explicar como é feita a categorização do CPV. </text:p>
            </text:list-item>
          </text:list>
        </text:list-item>
        <text:list-item>
          <text:p text:style-name="P5">Análise exploratória dos dados <text:span text:style-name="T2">( primeiro para concursos públicos | depois geral )</text:span> : </text:p>
          <text:list>
            <text:list-item>
              <text:p text:style-name="P13">número total de contratos</text:p>
            </text:list-item>
            <text:list-item>
              <text:p text:style-name="P5"><text:span text:style-name="T1">número total de contratos por ano</text:span> </text:p>
            </text:list-item>
            <text:list-item>
              <text:p text:style-name="P15">número total de contratos por distrito</text:p>
            </text:list-item>
            <text:list-item>
              <text:p text:style-name="P5">numero total de contratos de acordo com o tipo de procedimento</text:p>
            </text:list-item>
            <text:list-item>
              <text:p text:style-name="P5">numero total de contratos de acordo com o tipo de procedimento e por ano</text:p>
            </text:list-item>
            <text:list-item>
              <text:p text:style-name="P13">numero total de contratos pelos primeiros 2 digitos do CPV</text:p>
            </text:list-item>
            <text:list-item>
              <text:p text:style-name="P14">numero total de contratos pelos primeiros 2 digitos do CPV <text:span text:style-name="T3">e por ano</text:span></text:p>
            </text:list-item>
            <text:list-item>
              <text:p text:style-name="P13">preço contratual total celebrado por ano</text:p>
            </text:list-item>
            <text:list-item>
              <text:p text:style-name="P13"><text:soft-page-break/>preço contratual total celebrado por ano e por CPV-XX</text:p>
            </text:list-item>
            <text:list-item>
              <text:p text:style-name="P11">Referir valores omissos para concursos publicos em cada uma das colunas consideradas ( erros de preenchimento )</text:p>
            </text:list-item>
            <text:list-item>
              <text:p text:style-name="P11">ver irregularidades/flags por ano e por cpv ( considerar pandemia, ano pré eleições, etc)</text:p>
            </text:list-item>
            <text:list-item>
              <text:p text:style-name="P12">ver nr de flags alertadas por an<text:span text:style-name="T4">o</text:span>, para os diferentes cpvs, por distrito</text:p>
            </text:list-item>
            <text:list-item>
              <text:p text:style-name="P11">diferença entre valor contratal e base : ver quais sao os cpvs com difs mais próximas e distantes</text:p>
            </text:list-item>
          </text:list>
          <text:p text:style-name="P5"/>
        </text:list-item>
      </text:list>
      <text:p text:style-name="P1">Capítulo 5:</text:p>
      <text:p text:style-name="P1"/>
      <text:list text:style-name="L5">
        <text:list-item>
          <text:p text:style-name="P6">Noções matemáticas : dizer o que é um </text:p>
        </text:list-item>
        <text:list-item>
          <text:p text:style-name="P6">boxplot</text:p>
        </text:list-item>
        <text:list-item>
          <text:p text:style-name="P6">definir quantil e as suas diferentes definições</text:p>
        </text:list-item>
        <text:list-item>
          <text:p text:style-name="P6">definir outliers moderados e severos e respetivos pressupostos e origem </text:p>
        </text:list-item>
        <text:list-item>
          <text:p text:style-name="P6">falar sobre distribuições assimetricas e respetivo boxplot e como são definidos os outliers</text:p>
        </text:list-item>
        <text:list-item>
          <text:p text:style-name="P6">o mesmo para distribuições assimetricas definidas postivamente. </text:p>
        </text:list-item>
      </text:list>
      <text:p text:style-name="P1"/>
      <text:p text:style-name="P1">Capítulo 6:</text:p>
      <text:p text:style-name="P1"/>
      <text:list text:style-name="L6">
        <text:list-item>
          <text:p text:style-name="P7">Primeiro descrever todo o processo de seleção das flags, facilidade de implementação e valor da flag. Notar que elas já foram descritas/explicadas na secção da OCP. Descrever o preocesso de construção das flags. </text:p>
        </text:list-item>
        <text:list-item>
          <text:p text:style-name="P7">Separar em contratação aberta e fechada mas evidenciar isto antes de passar para as subsecções. </text:p>
        </text:list-item>
        <text:list-item>
          <text:p text:style-name="P7">Começar pela contratação fechada. </text:p>
        </text:list-item>
        <text:list-item>
          <text:p text:style-name="P7">Evidenciar sempre a categoria da flag: se é binária ou contínua. </text:p>
        </text:list-item>
        <text:list-item>
          <text:p text:style-name="P7"><text:soft-page-break/>Traduzir o melhor possível a flag, a partir da definição e explicar detalhadamente o que cada um faz e como é que foi aplicado de acordo com os dados presentes na base de dados. </text:p>
        </text:list-item>
        <text:list-item>
          <text:p text:style-name="P7">Inserir fluxogramas simples e elucidativos e cógido no formato listing. </text:p>
        </text:list-item>
        <text:list-item>
          <text:p text:style-name="P7">Pensar em inserir alguns casos reais. </text:p>
        </text:list-item>
      </text:list>
      <text:p text:style-name="P1"/>
      <text:p text:style-name="P1"/>
      <text:p text:style-name="P1">Capítulo 7: Tornar o processo automático</text:p>
      <text:p text:style-name="P1"/>
      <text:list text:style-name="L7">
        <text:list-item>
          <text:p text:style-name="P8">Perceber o que é um cronjob</text:p>
        </text:list-item>
        <text:list-item>
          <text:p text:style-name="P8">Aplicar as flags construídas ao conjunto de contratos históricos</text:p>
        </text:list-item>
        <text:list-item>
          <text:p text:style-name="P8">definir um cronjob que calcula as flags aos contratos que são coletados diariamente </text:p>
        </text:list-item>
        <text:list-item>
          <text:p text:style-name="P9">Implementação dos scripts na AWS</text:p>
        </text:list-item>
      </text:list>
      <text:p text:style-name="P10"/>
      <text:p text:style-name="P10"/>
      <text:p text:style-name="P10"/>
      <text:p text:style-name="P10">_____________________________________________________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6:25:07.716362774</meta:creation-date>
    <dc:date>2024-03-25T16:57:15.098767696</dc:date>
    <meta:editing-duration>P3DT2H21M16S</meta:editing-duration>
    <meta:editing-cycles>6</meta:editing-cycles>
    <meta:generator>LibreOffice/24.2.0.3$Linux_X86_64 LibreOffice_project/420$Build-3</meta:generator>
    <meta:document-statistic meta:table-count="0" meta:image-count="0" meta:object-count="0" meta:page-count="4" meta:paragraph-count="71" meta:word-count="687" meta:character-count="3897" meta:non-whitespace-character-count="3318"/>
  </office:meta>
</office:document-meta>
</file>